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2">
            <text:p>12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1-24_07-45-44_000.jpg</text:p>
          </table:table-cell>
          <table:table-cell table:style-name="ce26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1-24_02-37-59_000.jpg</text:p>
          </table:table-cell>
          <table:table-cell table:style-name="ce26" office:value-type="string">
            <text:p>:m :PHOTO 寝た時刻 / 2022</text:p>
          </table:table-cell>
          <table:table-cell table:style-name="ce26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1-23_17-52-19_000.jpg</text:p>
          </table:table-cell>
          <table:table-cell table:style-name="ce26" office:value-type="string">
            <text:p>:m #*# / memo:other(m:other) / topic=習字, about=,other=,id=~,content=場;権;限;興;奮;欝;草;腸;菌;</text:p>
          </table:table-cell>
          <table:table-cell table:style-name="ce28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#*# / memo:other(m:other) / topic=習字, about=,other=,id=~,content=場;権;限;興;奮;欝;草;腸;菌;">
            <text:p>:m #*# / memo:other(m:other) / topic=習字, about=,other=,id=~,content=場;権;限;興;奮;欝;草;腸;菌;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3-01-23_17-20-37_000.jpg</text:p>
          </table:table-cell>
          <table:table-cell table:style-name="ce26" office:value-type="string">
            <text:p>:m other / お母さんから　お金もらう / amount=3万円 / topic=月々の小遣い / total-amount=１回分：3x1=３万円,for=2022-05</text:p>
          </table:table-cell>
          <table:table-cell table:style-name="ce26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other / お母さんから　お金もらう / amount=3万円 / topic=月々の小遣い / total-amount=１回分：3x1=３万円,for=2022-05">
            <text:p>:m other / お母さんから　お金もらう / amount=3万円 / topic=月々の小遣い / total-amount=１回分：3x1=３万円,for=2022-05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1-23_23-56-17_000.jpg</text:p>
          </table:table-cell>
          <table:table-cell table:style-name="ce26" office:value-type="string">
            <text:p>:m 記録 / 身体 / ケガ / loc=右足：踵,cause=乾燥か,loc-incident=~,id=2023-01-22_23-36-32_000.jpg,phase=~,apparatus=~,injury=皮膚：表面：割れている,treatment=焼酎漬け（ディル）、指で塗布。絆創膏の、通気の綿の部分、ワセリンを塗布。薄く。の、バンドエイド、貼付。,other=手当て：継続中</text:p>
          </table:table-cell>
          <table:table-cell table:style-name="ce26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記録 / 身体 / ケガ / loc=右足：踵,cause=乾燥か,loc-incident=~,id=2023-01-22_23-36-32_000.jpg,phase=~,apparatus=~,injury=皮膚：表面：割れている,treatment=焼酎漬け（ディル）、指で塗布。絆創膏の、通気の綿の部分、ワセリンを塗布。薄く。の、バンドエイド、貼付。,other=手当て：継続中">
            <text:p>:m 記録 / 身体 / ケガ / loc=右足：踵,cause=乾燥か,loc-incident=~,id=2023-01-22_23-36-32_000.jpg,phase=~,apparatus=~,injury=皮膚：表面：割れている,treatment=焼酎漬け（ディル）、指で塗布。絆創膏の、通気の綿の部分、ワセリンを塗布。薄く。の、バンドエイド、貼付。,other=手当て：継続中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1-23_14-10-56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1-23_21-49-3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1-24_07-50-41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7" table:formula="of:=IF([.E9]=&quot;&quot;;[.C11];CONCATENATE([.C11];&quot; / &quot;;[.E9]))" office:value-type="string" office:string-value=":m :篠笛,shinobue #*# / session-memo:session-1 / p.1-&lt;1&gt;:genre=melody,session=hour-18,key=h-4(Ef) \\\ p.2-&lt;1&gt;:genre=melody:continue-from:page-1,session=hour-18,key=~">
            <text:p>:m :篠笛,shinobue #*# / session-memo:session-1 / p.1-&lt;1&gt;:genre=melody,session=hour-18,key=h-4(Ef) \\\ p.2-&lt;1&gt;:genre=melody:continue-from:page-1,session=hour-18,key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8" office:value-type="string">
            <text:p>2023-01-23_17-49-04_000.jpg</text:p>
          </table:table-cell>
          <table:table-cell table:style-name="ce26" office:value-type="string">
            <text:p>:m RES 1*1 / free# JVEMV6 83#_91:1 / 83. chemistry / topics=コロイド,w=ナイロン；,s=~,i=~,other=memo+:コロイドの大きさ：比較：大腸菌,next=,doc=r-1-1~1.3:『読み物　物理化学』:p.79:L.~1-~2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m RES 1*1 / free# JVEMV6 83#_91:1 / 83. chemistry / topics=コロイド,w=ナイロン；,s=~,i=~,other=memo+:コロイドの大きさ：比較：大腸菌,next=,doc=r-1-1~1.3:『読み物　物理化学』:p.79:L.~1-~2">
            <text:p>:m RES 1*1 / free# JVEMV6 83#_91:1 / 83. chemistry / topics=コロイド,w=ナイロン；,s=~,i=~,other=memo+:コロイドの大きさ：比較：大腸菌,next=,doc=r-1-1~1.3:『読み物　物理化学』:p.79:L.~1-~2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8" office:value-type="string">
            <text:p>2023-01-23_18-59-38_000.jpg</text:p>
          </table:table-cell>
          <table:table-cell table:style-name="ce26" office:value-type="string">
            <text:p>:m :篠笛,shinobue #*# / session-memo:session-1 / p.1-&lt;1&gt;:genre=melody,session=hour-18,key=h-4(Ef) \\\ p.2-&lt;1&gt;:genre=melody:continue-from:page-1,session=hour-18,key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m :篠笛,shinobue #*# / session-memo:session-1 / p.1-&lt;1&gt;:genre=melody,session=hour-18,key=h-4(Ef) \\\ p.2-&lt;1&gt;:genre=melody:continue-from:page-1,session=hour-18,key=~">
            <text:p>:m :篠笛,shinobue #*# / session-memo:session-1 / p.1-&lt;1&gt;:genre=melody,session=hour-18,key=h-4(Ef) \\\ p.2-&lt;1&gt;:genre=melody:continue-from:page-1,session=hour-18,key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0" office:value-type="string">
            <text:p>2023-01-24_08-04-04_000.jpg</text:p>
          </table:table-cell>
          <table:table-cell table:style-name="ce26" office:value-type="string">
            <text:p>:m 1*1 RES / free / res-id=SF7W / theme=数学：代数：四元数 / genre=代数？,content=「共役」：(A*i;i*A;A∈{四元数}),w=~ / session-number=~ / doc=~,other=res-id:5HE5に関連して； / N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m 1*1 RES / free / res-id=SF7W / theme=数学：代数：四元数 / genre=代数？,content=「共役」：(A*i;i*A;A∈{四元数}),w=~ / session-number=~ / doc=~,other=res-id:5HE5に関連して； / N~">
            <text:p>:m 1*1 RES / free / res-id=SF7W / theme=数学：代数：四元数 / genre=代数？,content=「共役」：(A*i;i*A;A∈{四元数}),w=~ / session-number=~ / doc=~,other=res-id:5HE5に関連して； / N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1-24_10-00-12_000.jpg</text:p>
          </table:table-cell>
          <table:table-cell table:style-name="ce26" office:value-type="string">
            <text:p>:m other / 記録　文書：手順 / subject=調理：菓子作り,content='玄米焼き餅'（自ら命名）,other=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m other / 記録　文書：手順 / subject=調理：菓子作り,content='玄米焼き餅'（自ら命名）,other=">
            <text:p>:m other / 記録　文書：手順 / subject=調理：菓子作り,content='玄米焼き餅'（自ら命名）,other=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2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2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16];[.K16])" office:value-type="float" office:value="0">
            <text:p>#VALUE!</text:p>
          </table:table-cell>
          <table:table-cell table:style-name="ce52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2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2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4">2023/01/24</text:date>, <text:time>12:30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1-24T12:30:09.06</dc:date>
    <dc:creator>iwabuchi ken</dc:creator>
    <meta:editing-duration>P53DT6H31M44S</meta:editing-duration>
    <meta:editing-cycles>17120</meta:editing-cycles>
    <meta:document-statistic meta:table-count="2" meta:cell-count="920" meta:object-count="0"/>
    <meta:user-defined meta:name="qrichtext">1</meta:user-defined>
  </office:meta>
</office:document-meta>
</file>